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F0000000870DFC19ABA7C0F931B.png" manifest:media-type="image/png"/>
  <manifest:file-entry manifest:full-path="Pictures/1000000000000398000002560D63E2A43C4935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" style:font-adornments="Itálico Negri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-0.194cm, 3.715cm, 10.249cm, 4.483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48pt" fo:font-style="italic" fo:font-weight="bold" style:font-size-asian="18pt" style:font-size-complex="18pt"/>
    </style:style>
    <style:style style:name="T2" style:family="text">
      <style:text-properties style:font-name="Lohit Bengali" fo:font-size="44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xml:id="id1" draw:id="id1" draw:layer="layout" svg:width="17.922cm" svg:height="6.4cm" svg:x="1.9cm" svg:y="11.4cm">
          <draw:image xlink:href="Pictures/1000000000000398000002560D63E2A43C493535.png" xlink:type="simple" xlink:show="embed" xlink:actuate="onLoad">
  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T</text:span><text:span text:style-name="T1">H</text:span><text:span text:style-name="T1">E</text:span><text:span text:style-name="T1"> </text:span><text:s/><text:span text:style-name="T2">V</text:span><text:span text:style-name="T2">I</text:span><text:span text:style-name="T2">N</text:span><text:span text:style-name="T2">T</text:span><text:span text:style-name="T2">A</text:span><text:span text:style-name="T2">G</text:span><text:span text:style-name="T2">E</text:span> <text:s/><text:span text:style-name="T1">G</text:span><text:span text:style-name="T1">A</text:span><text:span text:style-name="T1">R</text:span><text:span text:style-name="T1">A</text:span><text:span text:style-name="T1">G</text:span><text:span text:style-name="T1">E</text:span><text:span text:style-name="T1">M</text:span><text:line-break/><text:line-break/><text:line-break/><text:line-break/><text:line-break/><text:line-break/><text:line-break/><text:line-break/><text:line-break/></text:p>
          </draw:image>
        </draw:frame>
        <draw:connector draw:style-name="gr2" draw:text-style-name="P1" draw:layer="layout" svg:x1="19.822cm" svg:y1="14.6cm" svg:x2="19.822cm" svg:y2="14.6cm" draw:start-shape="id1" draw:end-shape="id1" svg:d="M19822 14600z" svg:viewBox="0 0 1 1">
          <text:p/>
        </draw:connector>
        <draw:frame draw:style-name="gr3" draw:text-style-name="P1" draw:layer="controls" svg:width="11cm" svg:height="6.188cm" svg:x="4.9cm" svg:y="19.5cm">
          <draw:image xlink:href="Pictures/1000020000000F0000000870DFC19ABA7C0F93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Bengali" svg:font-family="'Lohit Bengali'" style:font-adornments="Itálico Negri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11T11:18:12.618142147</dc:date>
    <meta:editing-duration>PT11M9S</meta:editing-duration>
    <meta:editing-cycles>1</meta:editing-cycles>
    <meta:document-statistic meta:object-count="3"/>
    <meta:generator>LibreOffice/5.1.6.2$Linux_X86_64 LibreOffice_project/10m0$Build-2</meta:generator>
  </office:meta>
</office:document-meta>
</file>